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text-properties officeooo:rsid="00002e00" officeooo:paragraph-rsid="00002e00"/>
    </style:style>
    <style:style style:name="T1" style:family="text">
      <style:text-properties fo:background-color="#009900" loext:char-shading-value="0"/>
    </style:style>
    <style:style style:name="T2" style:family="text">
      <style:text-properties fo:background-color="#009900" loext:char-shading-value="0"/>
    </style:style>
    <style:style style:name="T3" style:family="text">
      <style:text-properties fo:background-color="#ffff00" loext:char-shading-value="0"/>
    </style:style>
    <style:style style:name="T4" style:family="text">
      <style:text-properties fo:background-color="#ffff00" loext:char-shading-value="0"/>
    </style:style>
    <style:style style:name="T5" style:family="text">
      <style:text-properties fo:background-color="#99ff66" loext:char-shading-value="0"/>
    </style:style>
    <style:style style:name="T6" style:family="text">
      <style:text-properties fo:background-color="#99ff66" loext:char-shading-value="0"/>
    </style:style>
    <style:style style:name="T7" style:family="text">
      <style:text-properties fo:background-color="#999999" loext:char-shading-value="0"/>
    </style:style>
    <style:style style:name="T8" style:family="text">
      <style:text-properties fo:background-color="#999999" loext:char-shading-value="0"/>
    </style:style>
    <style:style style:name="T9" style:family="text">
      <style:text-properties fo:background-color="#801900" loext:char-shading-value="0"/>
    </style:style>
    <style:style style:name="T10" style:family="text">
      <style:text-properties fo:background-color="#0000cc" loext:char-shading-value="0"/>
    </style:style>
    <style:style style:name="T11" style:family="text">
      <style:text-properties fo:background-color="#0000cc" loext:char-shading-value="0"/>
    </style:style>
    <style:style style:name="T12" style:family="text">
      <style:text-properties fo:background-color="#996633" loext:char-shading-value="0"/>
    </style:style>
    <style:style style:name="T13" style:family="text">
      <style:text-properties fo:background-color="#996633" loext:char-shading-value="0"/>
    </style:style>
    <style:style style:name="T14" style:family="text">
      <style:text-properties fo:background-color="#333300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 <text:s text:c="2"/>E <text:s text:c="2"/>E <text:s text:c="2"/>E <text:s text:c="2"/>E <text:s text:c="2"/>E <text:s text:c="2"/>E <text:s text:c="2"/>E <text:s text:c="2"/>E <text:s text:c="2"/>E <text:s text:c="2"/>E <text:s text:c="2"/>E <text:s text:c="2"/>E <text:s text:c="2"/>E <text:s text:c="2"/>E <text:s text:c="2"/>E <text:s text:c="2"/>E <text:s text:c="2"/>E <text:s text:c="2"/>E <text:s text:c="2"/><text:line-break/> <text:s/>E <text:s text:c="2"/>E <text:s text:c="2"/>E <text:s text:c="2"/>E <text:s text:c="2"/>E <text:s text:c="2"/>E <text:s text:c="2"/>E <text:s text:c="2"/>E <text:s text:c="2"/>E <text:s text:c="2"/>E <text:s text:c="2"/>E <text:s text:c="2"/>E <text:s text:c="2"/>E <text:s text:c="2"/>E <text:s text:c="2"/>E <text:s text:c="2"/>E <text:s text:c="2"/>E <text:s text:c="2"/>E <text:s text:c="2"/>E <text:s text:c="2"/><text:line-break/>E <text:s/><text:span text:style-name="T11"><text:s/>L </text:span><text:s/><text:span text:style-name="T11"><text:s/>L </text:span><text:s/><text:span text:style-name="T13"><text:s/>B </text:span><text:s/><text:span text:style-name="T6"><text:s/>P </text:span><text:s/><text:span text:style-name="T2"><text:s/>F </text:span><text:s/><text:span text:style-name="T6"><text:s/>P </text:span><text:s/><text:span text:style-name="T4"><text:s/>D </text:span><text:s/><text:span text:style-name="T2"><text:s/>F </text:span><text:s/><text:span text:style-name="T8"><text:s/>M </text:span><text:s/><text:span text:style-name="T8"><text:s/>M </text:span><text:s/><text:span text:style-name="T2"><text:s/>F </text:span><text:s/><text:span text:style-name="T8"><text:s/>M </text:span><text:s/><text:span text:style-name="T14"><text:s/>S </text:span><text:s/><text:span text:style-name="T11"><text:s/>L </text:span><text:s/><text:span text:style-name="T14"><text:s/>S </text:span><text:s/><text:span text:style-name="T14"><text:s/>S </text:span><text:s/><text:span text:style-name="T4"><text:s/>D </text:span><text:s text:c="2"/>E <text:s text:c="2"/><text:line-break/> <text:s/>E <text:s/><text:span text:style-name="T2"><text:s/>F </text:span><text:s/><text:span text:style-name="T11"><text:s/>L </text:span><text:s/><text:span text:style-name="T2"><text:s/>F </text:span><text:s/><text:span text:style-name="T14"><text:s/>S </text:span><text:s/><text:span text:style-name="T2"><text:s/>F </text:span><text:s/><text:span text:style-name="T14"><text:s/>S </text:span><text:s/><text:span text:style-name="T11"><text:s/>L </text:span><text:s/><text:span text:style-name="T11"><text:s/>L </text:span><text:s/><text:span text:style-name="T2"><text:s/>F </text:span><text:s/><text:span text:style-name="T13"><text:s/>B </text:span><text:s/><text:span text:style-name="T2"><text:s/>F </text:span><text:s/><text:span text:style-name="T11"><text:s/>L </text:span><text:s/><text:span text:style-name="T4"><text:s/>D </text:span><text:s/><text:span text:style-name="T13"><text:s/>B </text:span><text:s/><text:span text:style-name="T14"><text:s/>S </text:span><text:s/><text:span text:style-name="T13"><text:s/>B </text:span><text:s/><text:span text:style-name="T6"><text:s/>P </text:span><text:s text:c="2"/>E <text:s text:c="2"/><text:line-break/>E <text:s/><text:span text:style-name="T13"><text:s/>B </text:span><text:s/><text:span text:style-name="T6"><text:s/>P </text:span><text:s/><text:span text:style-name="T8"><text:s/>M </text:span><text:s/><text:span text:style-name="T4"><text:s/>D </text:span><text:s/><text:span text:style-name="T2"><text:s/>F </text:span><text:s/><text:span text:style-name="T14"><text:s/>S </text:span><text:s/><text:span text:style-name="T4"><text:s/>D </text:span><text:s/><text:span text:style-name="T4"><text:s/>D </text:span><text:s/><text:span text:style-name="T6"><text:s/>P </text:span><text:s/><text:span text:style-name="T13"><text:s/>B </text:span><text:s/><text:span text:style-name="T8"><text:s/>M </text:span><text:s/><text:span text:style-name="T2"><text:s/>F </text:span><text:s/><text:span text:style-name="T8"><text:s/>M </text:span><text:s/><text:span text:style-name="T13"><text:s/>B </text:span><text:s/><text:span text:style-name="T6"><text:s/>P </text:span><text:s/><text:span text:style-name="T6"><text:s/>P </text:span><text:s/><text:span text:style-name="T6"><text:s/>P </text:span><text:s text:c="2"/>E <text:s text:c="2"/><text:line-break/> <text:s/>E <text:s/><text:span text:style-name="T6"><text:s/>P </text:span><text:s/><text:span text:style-name="T6"><text:s/>P </text:span><text:s/><text:span text:style-name="T4"><text:s/>D </text:span><text:s/><text:span text:style-name="T2"><text:s/>F </text:span><text:s/><text:span text:style-name="T11"><text:s/>L </text:span><text:s/><text:span text:style-name="T14"><text:s/>S </text:span><text:s/><text:span text:style-name="T14"><text:s/>S </text:span><text:s/><text:span text:style-name="T4"><text:s/>D </text:span><text:s/><text:span text:style-name="T6"><text:s/>P </text:span><text:s/><text:span text:style-name="T2"><text:s/>F </text:span><text:s/><text:span text:style-name="T8"><text:s/>M </text:span><text:s/><text:span text:style-name="T13"><text:s/>B </text:span><text:s/><text:span text:style-name="T11"><text:s/>L </text:span><text:s/><text:span text:style-name="T6"><text:s/>P </text:span><text:s/><text:span text:style-name="T13"><text:s/>B </text:span><text:s/><text:span text:style-name="T6"><text:s/>P </text:span><text:s/><text:span text:style-name="T14"><text:s/>S </text:span><text:s text:c="2"/>E <text:s text:c="2"/><text:line-break/>E <text:s/><text:span text:style-name="T4"><text:s/>D </text:span><text:s/><text:span text:style-name="T6"><text:s/>P </text:span><text:s/><text:span text:style-name="T6"><text:s/>P </text:span><text:s/><text:span text:style-name="T4"><text:s/>D </text:span><text:s/><text:span text:style-name="T11"><text:s/>L </text:span><text:s/><text:span text:style-name="T11"><text:s/>L </text:span><text:s/><text:span text:style-name="T6"><text:s/>P </text:span><text:s/><text:span text:style-name="T6"><text:s/>P </text:span><text:s/><text:span text:style-name="T2"><text:s/>F </text:span><text:s/><text:span text:style-name="T2"><text:s/>F </text:span><text:s/><text:span text:style-name="T13"><text:s/>B </text:span><text:s/><text:span text:style-name="T13"><text:s/>B </text:span><text:s/><text:span text:style-name="T8"><text:s/>M </text:span><text:s/><text:span text:style-name="T13"><text:s/>B </text:span><text:s/><text:span text:style-name="T6"><text:s/>P </text:span><text:s/><text:span text:style-name="T4"><text:s/>D </text:span><text:s/><text:span text:style-name="T6"><text:s/>P </text:span><text:s text:c="2"/>E <text:s text:c="2"/><text:line-break/> <text:s/>E <text:s/><text:span text:style-name="T13"><text:s/>B </text:span><text:s/><text:span text:style-name="T6"><text:s/>P </text:span><text:s/><text:span text:style-name="T6"><text:s/>P </text:span><text:s/><text:span text:style-name="T4"><text:s/>D </text:span><text:s/><text:span text:style-name="T14"><text:s/>S </text:span><text:s/><text:span text:style-name="T11"><text:s/>L </text:span><text:s/><text:span text:style-name="T14"><text:s/>S </text:span><text:s/><text:span text:style-name="T2"><text:s/>F </text:span><text:s/><text:span text:style-name="T2"><text:s/>F </text:span><text:s/><text:span text:style-name="T8"><text:s/>M </text:span><text:s/><text:span text:style-name="T13"><text:s/>B </text:span><text:s/><text:span text:style-name="T8"><text:s/>M </text:span><text:s/><text:span text:style-name="T14"><text:s/>S </text:span><text:s/><text:span text:style-name="T6"><text:s/>P </text:span><text:s/><text:span text:style-name="T13"><text:s/>B </text:span><text:s/><text:span text:style-name="T13"><text:s/>B </text:span><text:s/><text:span text:style-name="T4"><text:s/>D </text:span><text:s text:c="2"/>E <text:s text:c="2"/><text:line-break/>E <text:s/><text:span text:style-name="T6"><text:s/>P </text:span><text:s/><text:span text:style-name="T11"><text:s/>L </text:span><text:s/><text:span text:style-name="T6"><text:s/>P </text:span><text:s/><text:span text:style-name="T14"><text:s/>S </text:span><text:s/><text:span text:style-name="T6"><text:s/>P </text:span><text:s/><text:span text:style-name="T6"><text:s/>P </text:span><text:s/><text:span text:style-name="T4"><text:s/>D </text:span><text:s/><text:span text:style-name="T11"><text:s/>L </text:span><text:s/><text:span text:style-name="T11"><text:s/>L </text:span><text:s/><text:span text:style-name="T2"><text:s/>F </text:span><text:s/><text:span text:style-name="T13"><text:s/>B </text:span><text:s/><text:span text:style-name="T6"><text:s/>P </text:span><text:s/><text:span text:style-name="T11"><text:s/>L </text:span><text:s/><text:span text:style-name="T2"><text:s/>F </text:span><text:s/><text:span text:style-name="T6"><text:s/>P </text:span><text:s/><text:span text:style-name="T2"><text:s/>F </text:span><text:s/><text:span text:style-name="T13"><text:s/>B </text:span><text:s text:c="2"/>E <text:s text:c="2"/><text:line-break/> <text:s/>E <text:s/><text:span text:style-name="T2"><text:s/>F </text:span><text:s/><text:span text:style-name="T14"><text:s/>S </text:span><text:s/><text:span text:style-name="T4"><text:s/>D </text:span><text:s/><text:span text:style-name="T11"><text:s/>L </text:span><text:s/><text:span text:style-name="T11"><text:s/>L </text:span><text:s/><text:span text:style-name="T11"><text:s/>L </text:span><text:s/><text:span text:style-name="T11"><text:s/>L </text:span><text:s/><text:span text:style-name="T6"><text:s/>P </text:span><text:s/><text:span text:style-name="T2"><text:s/>F </text:span><text:s/><text:span text:style-name="T2"><text:s/>F </text:span><text:s/><text:span text:style-name="T14"><text:s/>S </text:span><text:s/><text:span text:style-name="T11"><text:s/>L </text:span><text:s/><text:span text:style-name="T6"><text:s/>P </text:span><text:s/><text:span text:style-name="T2"><text:s/>F </text:span><text:s/><text:span text:style-name="T4"><text:s/>D </text:span><text:s/><text:span text:style-name="T6"><text:s/>P </text:span><text:s/><text:span text:style-name="T2"><text:s/>F </text:span><text:s text:c="2"/>E <text:s text:c="2"/><text:line-break/>E <text:s/><text:span text:style-name="T8"><text:s/>M </text:span><text:s/><text:span text:style-name="T13"><text:s/>B </text:span><text:s/><text:span text:style-name="T8"><text:s/>M </text:span><text:s/><text:span text:style-name="T4"><text:s/>D </text:span><text:s/><text:span text:style-name="T4"><text:s/>D </text:span><text:s/><text:span text:style-name="T6"><text:s/>P </text:span><text:s/><text:span text:style-name="T11"><text:s/>L </text:span><text:s/><text:span text:style-name="T11"><text:s/>L </text:span><text:s/><text:span text:style-name="T6"><text:s/>P </text:span><text:s/><text:span text:style-name="T8"><text:s/>M </text:span><text:s/><text:span text:style-name="T4"><text:s/>D </text:span><text:s/><text:span text:style-name="T2"><text:s/>F </text:span><text:s/><text:span text:style-name="T2"><text:s/>F </text:span><text:s/><text:span text:style-name="T2"><text:s/>F </text:span><text:s/><text:span text:style-name="T11"><text:s/>L </text:span><text:s/><text:span text:style-name="T4"><text:s/>D </text:span><text:s/><text:span text:style-name="T4"><text:s/>D </text:span><text:s text:c="2"/>E <text:s text:c="2"/><text:line-break/> <text:s/>E <text:s/><text:span text:style-name="T13"><text:s/>B </text:span><text:s/><text:span text:style-name="T2"><text:s/>F </text:span><text:s/><text:span text:style-name="T11"><text:s/>L </text:span><text:s/><text:span text:style-name="T14"><text:s/>S </text:span><text:s/><text:span text:style-name="T4"><text:s/>D </text:span><text:s/><text:span text:style-name="T6"><text:s/>P </text:span><text:s/><text:span text:style-name="T14"><text:s/>S </text:span><text:s/><text:span text:style-name="T6"><text:s/>P </text:span><text:s/><text:span text:style-name="T11"><text:s/>L </text:span><text:s/><text:span text:style-name="T8"><text:s/>M </text:span><text:s/><text:span text:style-name="T8"><text:s/>M </text:span><text:s/><text:span text:style-name="T2"><text:s/>F </text:span><text:s/><text:span text:style-name="T11"><text:s/>L </text:span><text:s/><text:span text:style-name="T11"><text:s/>L </text:span><text:s/><text:span text:style-name="T13"><text:s/>B </text:span><text:s/><text:span text:style-name="T2"><text:s/>F </text:span><text:s/><text:span text:style-name="T8"><text:s/>M </text:span><text:s text:c="2"/>E <text:s text:c="2"/><text:line-break/>E <text:s/><text:span text:style-name="T4"><text:s/>D </text:span><text:s/><text:span text:style-name="T11"><text:s/>L </text:span><text:s/><text:span text:style-name="T8"><text:s/>M </text:span><text:s/><text:span text:style-name="T4"><text:s/>D </text:span><text:s/><text:span text:style-name="T13"><text:s/>B </text:span><text:s/><text:span text:style-name="T6"><text:s/>P </text:span><text:s/><text:span text:style-name="T6"><text:s/>P </text:span><text:s/><text:span text:style-name="T11"><text:s/>L </text:span><text:s/><text:span text:style-name="T2"><text:s/>F </text:span><text:s/><text:span text:style-name="T4"><text:s/>D </text:span><text:s/><text:span text:style-name="T11"><text:s/>L </text:span><text:s/><text:span text:style-name="T11"><text:s/>L </text:span><text:s/><text:span text:style-name="T11"><text:s/>L </text:span><text:s/><text:span text:style-name="T8"><text:s/>M </text:span><text:s/><text:span text:style-name="T11"><text:s/>L </text:span><text:s/><text:span text:style-name="T6"><text:s/>P </text:span><text:s/><text:span text:style-name="T4"><text:s/>D </text:span><text:s text:c="2"/>E <text:s text:c="2"/><text:line-break/> <text:s/>E <text:s/><text:span text:style-name="T4"><text:s/>D </text:span><text:s/><text:span text:style-name="T14"><text:s/>S </text:span><text:s/><text:span text:style-name="T14"><text:s/>S </text:span><text:s/><text:span text:style-name="T8"><text:s/>M </text:span><text:s/><text:span text:style-name="T4"><text:s/>D </text:span><text:s/><text:span text:style-name="T14"><text:s/>S </text:span><text:s/><text:span text:style-name="T6"><text:s/>P </text:span><text:s/><text:span text:style-name="T2"><text:s/>F </text:span><text:s/><text:span text:style-name="T4"><text:s/>D </text:span><text:s/><text:span text:style-name="T4"><text:s/>D </text:span><text:s/><text:span text:style-name="T11"><text:s/>L </text:span><text:s/><text:span text:style-name="T11"><text:s/>L </text:span><text:s/><text:span text:style-name="T13"><text:s/>B </text:span><text:s/><text:span text:style-name="T13"><text:s/>B </text:span><text:s/><text:span text:style-name="T8"><text:s/>M </text:span><text:s/><text:span text:style-name="T8"><text:s/>M </text:span><text:s/><text:span text:style-name="T8"><text:s/>M </text:span><text:s text:c="2"/>E <text:s text:c="2"/><text:line-break/>E <text:s/><text:span text:style-name="T13"><text:s/>B </text:span><text:s/><text:span text:style-name="T4"><text:s/>D </text:span><text:s/><text:span text:style-name="T6"><text:s/>P </text:span><text:s/><text:span text:style-name="T6"><text:s/>P </text:span><text:s/><text:span text:style-name="T8"><text:s/>M </text:span><text:s/><text:span text:style-name="T13"><text:s/>B </text:span><text:s/><text:span text:style-name="T6"><text:s/>P </text:span><text:s/><text:span text:style-name="T4"><text:s/>D </text:span><text:s/><text:span text:style-name="T4"><text:s/>D </text:span><text:s/><text:span text:style-name="T13"><text:s/>B </text:span><text:s/><text:span text:style-name="T13"><text:s/>B </text:span><text:s/><text:span text:style-name="T14"><text:s/>S </text:span><text:s/><text:span text:style-name="T8"><text:s/>M </text:span><text:s/><text:span text:style-name="T11"><text:s/>L </text:span><text:s/><text:span text:style-name="T11"><text:s/>L </text:span><text:s/><text:span text:style-name="T11"><text:s/>L </text:span><text:s/><text:span text:style-name="T8"><text:s/>M </text:span><text:s text:c="2"/>E <text:s text:c="2"/><text:line-break/> <text:s/>E <text:s/><text:span text:style-name="T6"><text:s/>P </text:span><text:s/><text:span text:style-name="T6"><text:s/>P </text:span><text:s/><text:span text:style-name="T4"><text:s/>D </text:span><text:s/><text:span text:style-name="T14"><text:s/>S </text:span><text:s/><text:span text:style-name="T14"><text:s/>S </text:span><text:s/><text:span text:style-name="T13"><text:s/>B </text:span><text:s/><text:span text:style-name="T6"><text:s/>P </text:span><text:s/><text:span text:style-name="T6"><text:s/>P </text:span><text:s/><text:span text:style-name="T13"><text:s/>B </text:span><text:s/><text:span text:style-name="T13"><text:s/>B </text:span><text:s/><text:span text:style-name="T4"><text:s/>D </text:span><text:s/><text:span text:style-name="T2"><text:s/>F </text:span><text:s/><text:span text:style-name="T8"><text:s/>M </text:span><text:s/><text:span text:style-name="T11"><text:s/>L </text:span><text:s/><text:span text:style-name="T8"><text:s/>M </text:span><text:s/><text:span text:style-name="T6"><text:s/>P </text:span><text:s/><text:span text:style-name="T2"><text:s/>F </text:span><text:s text:c="2"/>E <text:s text:c="2"/><text:line-break/>E <text:s/><text:span text:style-name="T14"><text:s/>S </text:span><text:s/><text:span text:style-name="T8"><text:s/>M </text:span><text:s/><text:span text:style-name="T13"><text:s/>B </text:span><text:s/><text:span text:style-name="T6"><text:s/>P </text:span><text:s/><text:span text:style-name="T2"><text:s/>F </text:span><text:s/><text:span text:style-name="T6"><text:s/>P </text:span><text:s/><text:span text:style-name="T13"><text:s/>B </text:span><text:s/><text:span text:style-name="T11"><text:s/>L </text:span><text:s/><text:span text:style-name="T14"><text:s/>S </text:span><text:s/><text:span text:style-name="T6"><text:s/>P </text:span><text:s/><text:span text:style-name="T13"><text:s/>B </text:span><text:s/><text:span text:style-name="T11"><text:s/>L </text:span><text:s/><text:span text:style-name="T8"><text:s/>M </text:span><text:s/><text:span text:style-name="T6"><text:s/>P </text:span><text:s/><text:span text:style-name="T8"><text:s/>M </text:span><text:s/><text:span text:style-name="T13"><text:s/>B </text:span><text:s/><text:span text:style-name="T6"><text:s/>P </text:span><text:s text:c="2"/>E <text:s text:c="2"/><text:line-break/> <text:s/>E <text:s/><text:span text:style-name="T11"><text:s/>L </text:span><text:s/><text:span text:style-name="T8"><text:s/>M </text:span><text:s/><text:span text:style-name="T8"><text:s/>M </text:span><text:s/><text:span text:style-name="T14"><text:s/>S </text:span><text:s/><text:span text:style-name="T14"><text:s/>S </text:span><text:s/><text:span text:style-name="T11"><text:s/>L </text:span><text:s/><text:span text:style-name="T14"><text:s/>S </text:span><text:s/><text:span text:style-name="T11"><text:s/>L </text:span><text:s/><text:span text:style-name="T14"><text:s/>S </text:span><text:s/><text:span text:style-name="T4"><text:s/>D </text:span><text:s/><text:span text:style-name="T2"><text:s/>F </text:span><text:s/><text:span text:style-name="T11"><text:s/>L </text:span><text:s/><text:span text:style-name="T2"><text:s/>F </text:span><text:s/><text:span text:style-name="T8"><text:s/>M </text:span><text:s/><text:span text:style-name="T13"><text:s/>B </text:span><text:s/><text:span text:style-name="T6"><text:s/>P </text:span><text:s/><text:span text:style-name="T2"><text:s/>F </text:span><text:s text:c="2"/>E <text:s text:c="2"/><text:line-break/>E <text:s/><text:span text:style-name="T13"><text:s/>B </text:span><text:s/><text:span text:style-name="T8"><text:s/>M </text:span><text:s/><text:span text:style-name="T11"><text:s/>L </text:span><text:s/><text:span text:style-name="T6"><text:s/>P </text:span><text:s/><text:span text:style-name="T14"><text:s/>S </text:span><text:s/><text:span text:style-name="T14"><text:s/>S </text:span><text:s/><text:span text:style-name="T13"><text:s/>B </text:span><text:s/><text:span text:style-name="T4"><text:s/>D </text:span><text:s/><text:span text:style-name="T13"><text:s/>B </text:span><text:s/><text:span text:style-name="T13"><text:s/>B </text:span><text:s/><text:span text:style-name="T14"><text:s/>S </text:span><text:s/><text:span text:style-name="T13"><text:s/>B </text:span><text:s/><text:span text:style-name="T11"><text:s/>L </text:span><text:s/><text:span text:style-name="T2"><text:s/>F </text:span><text:s/><text:span text:style-name="T4"><text:s/>D </text:span><text:s/><text:span text:style-name="T11"><text:s/>L </text:span><text:s/><text:span text:style-name="T11"><text:s/>L </text:span><text:s text:c="2"/>E <text:s text:c="2"/><text:line-break/> <text:s/>E <text:s/><text:span text:style-name="T13"><text:s/>B </text:span><text:s/><text:span text:style-name="T8"><text:s/>M </text:span><text:s/><text:span text:style-name="T6"><text:s/>P </text:span><text:s/><text:span text:style-name="T14"><text:s/>S </text:span><text:s/><text:span text:style-name="T11"><text:s/>L </text:span><text:s/><text:span text:style-name="T13"><text:s/>B </text:span><text:s/><text:span text:style-name="T4"><text:s/>D </text:span><text:s/><text:span text:style-name="T13"><text:s/>B </text:span><text:s/><text:span text:style-name="T13"><text:s/>B </text:span><text:s/><text:span text:style-name="T13"><text:s/>B </text:span><text:s/><text:span text:style-name="T14"><text:s/>S </text:span><text:s/><text:span text:style-name="T2"><text:s/>F </text:span><text:s/><text:span text:style-name="T8"><text:s/>M </text:span><text:s/><text:span text:style-name="T8"><text:s/>M </text:span><text:s/><text:span text:style-name="T11"><text:s/>L </text:span><text:s/><text:span text:style-name="T2"><text:s/>F </text:span><text:s/><text:span text:style-name="T14"><text:s/>S </text:span><text:s text:c="2"/>E <text:s text:c="2"/><text:line-break/>E <text:s/><text:span text:style-name="T4"><text:s/>D </text:span><text:s/><text:span text:style-name="T8"><text:s/>M </text:span><text:s/><text:span text:style-name="T6"><text:s/>P </text:span><text:s/><text:span text:style-name="T6"><text:s/>P </text:span><text:s/><text:span text:style-name="T4"><text:s/>D </text:span><text:s/><text:span text:style-name="T11"><text:s/>L </text:span><text:s/><text:span text:style-name="T2"><text:s/>F </text:span><text:s/><text:span text:style-name="T13"><text:s/>B </text:span><text:s/><text:span text:style-name="T4"><text:s/>D </text:span><text:s/><text:span text:style-name="T4"><text:s/>D </text:span><text:s/><text:span text:style-name="T14"><text:s/>S </text:span><text:s/><text:span text:style-name="T14"><text:s/>S </text:span><text:s/><text:span text:style-name="T4"><text:s/>D </text:span><text:s/><text:span text:style-name="T14"><text:s/>S </text:span><text:s/><text:span text:style-name="T6"><text:s/>P </text:span><text:s/><text:span text:style-name="T13"><text:s/>B </text:span><text:s/><text:span text:style-name="T6"><text:s/>P </text:span><text:s text:c="2"/>E <text:s text:c="2"/><text:line-break/> <text:s/>E <text:s/><text:span text:style-name="T8"><text:s/>M </text:span><text:s/><text:span text:style-name="T13"><text:s/>B </text:span><text:s/><text:span text:style-name="T8"><text:s/>M </text:span><text:s/><text:span text:style-name="T13"><text:s/>B </text:span><text:s/><text:span text:style-name="T14"><text:s/>S </text:span><text:s/><text:span text:style-name="T13"><text:s/>B </text:span><text:s/><text:span text:style-name="T2"><text:s/>F </text:span><text:s/><text:span text:style-name="T11"><text:s/>L </text:span><text:s/><text:span text:style-name="T14"><text:s/>S </text:span><text:s/><text:span text:style-name="T8"><text:s/>M </text:span><text:s/><text:span text:style-name="T14"><text:s/>S </text:span><text:s/><text:span text:style-name="T14"><text:s/>S </text:span><text:s/><text:span text:style-name="T14"><text:s/>S </text:span><text:s/><text:span text:style-name="T6"><text:s/>P </text:span><text:s/><text:span text:style-name="T6"><text:s/>P </text:span><text:s/><text:span text:style-name="T13"><text:s/>B </text:span><text:s/><text:span text:style-name="T13"><text:s/>B </text:span><text:s text:c="2"/>E <text:s text:c="2"/><text:line-break/>E <text:s/><text:span text:style-name="T4"><text:s/>D </text:span><text:s/><text:span text:style-name="T14"><text:s/>S </text:span><text:s/><text:span text:style-name="T14"><text:s/>S </text:span><text:s/><text:span text:style-name="T4"><text:s/>D </text:span><text:s/><text:span text:style-name="T14"><text:s/>S </text:span><text:s/><text:span text:style-name="T14"><text:s/>S </text:span><text:s/><text:span text:style-name="T2"><text:s/>F </text:span><text:s/><text:span text:style-name="T11"><text:s/>L </text:span><text:s/><text:span text:style-name="T14"><text:s/>S </text:span><text:s/><text:span text:style-name="T2"><text:s/>F </text:span><text:s/><text:span text:style-name="T14"><text:s/>S </text:span><text:s/><text:span text:style-name="T11"><text:s/>L </text:span><text:s/><text:span text:style-name="T14"><text:s/>S </text:span><text:s/><text:span text:style-name="T14"><text:s/>S </text:span><text:s/><text:span text:style-name="T6"><text:s/>P </text:span><text:s/><text:span text:style-name="T4"><text:s/>D </text:span><text:s/><text:span text:style-name="T8"><text:s/>M </text:span><text:s text:c="2"/>E <text:s text:c="2"/><text:line-break/> <text:s/>E <text:s/><text:span text:style-name="T11"><text:s/>L </text:span><text:s/><text:span text:style-name="T6"><text:s/>P </text:span><text:s/><text:span text:style-name="T4"><text:s/>D </text:span><text:s/><text:span text:style-name="T2"><text:s/>F </text:span><text:s/><text:span text:style-name="T11"><text:s/>L </text:span><text:s/><text:span text:style-name="T14"><text:s/>S </text:span><text:s/><text:span text:style-name="T6"><text:s/>P </text:span><text:s/><text:span text:style-name="T2"><text:s/>F </text:span><text:s/><text:span text:style-name="T8"><text:s/>M </text:span><text:s/><text:span text:style-name="T2"><text:s/>F </text:span><text:s/><text:span text:style-name="T8"><text:s/>M </text:span><text:s/><text:span text:style-name="T2"><text:s/>F </text:span><text:s/><text:span text:style-name="T11"><text:s/>L </text:span><text:s/><text:span text:style-name="T4"><text:s/>D </text:span><text:s/><text:span text:style-name="T4"><text:s/>D </text:span><text:s/><text:span text:style-name="T6"><text:s/>P </text:span><text:s/><text:span text:style-name="T6"><text:s/>P </text:span><text:s text:c="2"/>E <text:s text:c="2"/><text:line-break/>E <text:s/><text:span text:style-name="T11"><text:s/>L </text:span><text:s/><text:span text:style-name="T11"><text:s/>L </text:span><text:s/><text:span text:style-name="T2"><text:s/>F </text:span><text:s/><text:span text:style-name="T4"><text:s/>D </text:span><text:s/><text:span text:style-name="T2"><text:s/>F </text:span><text:s/><text:span text:style-name="T6"><text:s/>P </text:span><text:s/><text:span text:style-name="T4"><text:s/>D </text:span><text:s/><text:span text:style-name="T6"><text:s/>P </text:span><text:s/><text:span text:style-name="T8"><text:s/>M </text:span><text:s/><text:span text:style-name="T8"><text:s/>M </text:span><text:s/><text:span text:style-name="T2"><text:s/>F </text:span><text:s/><text:span text:style-name="T11"><text:s/>L </text:span><text:s/><text:span text:style-name="T6"><text:s/>P </text:span><text:s/><text:span text:style-name="T4"><text:s/>D </text:span><text:s/><text:span text:style-name="T2"><text:s/>F </text:span><text:s/><text:span text:style-name="T13"><text:s/>B </text:span><text:s/><text:span text:style-name="T6"><text:s/>P </text:span><text:s text:c="2"/>E <text:s text:c="2"/><text:line-break/> <text:s/>E <text:s/><text:span text:style-name="T6"><text:s/>P </text:span><text:s/><text:span text:style-name="T4"><text:s/>D </text:span><text:s/><text:span text:style-name="T4"><text:s/>D </text:span><text:s/><text:span text:style-name="T2"><text:s/>F </text:span><text:s/><text:span text:style-name="T4"><text:s/>D </text:span><text:s/><text:span text:style-name="T4"><text:s/>D </text:span><text:s/><text:span text:style-name="T6"><text:s/>P </text:span><text:s/><text:span text:style-name="T6"><text:s/>P </text:span><text:s/><text:span text:style-name="T2"><text:s/>F </text:span><text:s/><text:span text:style-name="T2"><text:s/>F </text:span><text:s/><text:span text:style-name="T11"><text:s/>L </text:span><text:s/><text:span text:style-name="T4"><text:s/>D </text:span><text:s/><text:span text:style-name="T13"><text:s/>B </text:span><text:s/><text:span text:style-name="T14"><text:s/>S </text:span><text:s/><text:span text:style-name="T11"><text:s/>L </text:span><text:s/><text:span text:style-name="T11"><text:s/>L </text:span><text:s/><text:span text:style-name="T6"><text:s/>P </text:span><text:s text:c="2"/>E <text:s text:c="2"/><text:line-break/>E <text:s/><text:span text:style-name="T11"><text:s/>L </text:span><text:s/><text:span text:style-name="T11"><text:s/>L </text:span><text:s/><text:span text:style-name="T8"><text:s/>M </text:span><text:s/><text:span text:style-name="T11"><text:s/>L </text:span><text:s/><text:span text:style-name="T11"><text:s/>L </text:span><text:s/><text:span text:style-name="T13"><text:s/>B </text:span><text:s/><text:span text:style-name="T13"><text:s/>B </text:span><text:s/><text:span text:style-name="T6"><text:s/>P </text:span><text:s/><text:span text:style-name="T6"><text:s/>P </text:span><text:s/><text:span text:style-name="T14"><text:s/>S </text:span><text:s/><text:span text:style-name="T11"><text:s/>L </text:span><text:s/><text:span text:style-name="T4"><text:s/>D </text:span><text:s/><text:span text:style-name="T4"><text:s/>D </text:span><text:s/><text:span text:style-name="T14"><text:s/>S </text:span><text:s/><text:span text:style-name="T6"><text:s/>P </text:span><text:s/><text:span text:style-name="T14"><text:s/>S </text:span><text:s/><text:span text:style-name="T8"><text:s/>M </text:span><text:s text:c="2"/>E <text:s text:c="2"/><text:line-break/> <text:s/>E <text:s/><text:span text:style-name="T8"><text:s/>M </text:span><text:s/><text:span text:style-name="T13"><text:s/>B </text:span><text:s/><text:span text:style-name="T6"><text:s/>P </text:span><text:s/><text:span text:style-name="T11"><text:s/>L </text:span><text:s/><text:span text:style-name="T6"><text:s/>P </text:span><text:s/><text:span text:style-name="T8"><text:s/>M </text:span><text:s/><text:span text:style-name="T6"><text:s/>P </text:span><text:s/><text:span text:style-name="T14"><text:s/>S </text:span><text:s/><text:span text:style-name="T6"><text:s/>P </text:span><text:s/><text:span text:style-name="T6"><text:s/>P </text:span><text:s/><text:span text:style-name="T4"><text:s/>D </text:span><text:s/><text:span text:style-name="T8"><text:s/>M </text:span><text:s/><text:span text:style-name="T2"><text:s/>F </text:span><text:s/><text:span text:style-name="T4"><text:s/>D </text:span><text:s/><text:span text:style-name="T4"><text:s/>D </text:span><text:s/><text:span text:style-name="T6"><text:s/>P </text:span><text:s/><text:span text:style-name="T4"><text:s/>D </text:span><text:s text:c="2"/>E <text:s text:c="2"/><text:line-break/>E <text:s/><text:span text:style-name="T8"><text:s/>M </text:span><text:s/><text:span text:style-name="T11"><text:s/>L </text:span><text:s/><text:span text:style-name="T2"><text:s/>F </text:span><text:s/><text:span text:style-name="T6"><text:s/>P </text:span><text:s/><text:span text:style-name="T2"><text:s/>F </text:span><text:s/><text:span text:style-name="T8"><text:s/>M </text:span><text:s/><text:span text:style-name="T4"><text:s/>D </text:span><text:s/><text:span text:style-name="T4"><text:s/>D </text:span><text:s/><text:span text:style-name="T4"><text:s/>D </text:span><text:s/><text:span text:style-name="T4"><text:s/>D </text:span><text:s/><text:span text:style-name="T8"><text:s/>M </text:span><text:s/><text:span text:style-name="T4"><text:s/>D </text:span><text:s/><text:span text:style-name="T8"><text:s/>M </text:span><text:s/><text:span text:style-name="T14"><text:s/>S </text:span><text:s/><text:span text:style-name="T6"><text:s/>P </text:span><text:s/><text:span text:style-name="T4"><text:s/>D </text:span><text:s/><text:span text:style-name="T13"><text:s/>B </text:span><text:s text:c="2"/>E <text:s text:c="2"/><text:line-break/> <text:s/>E <text:s/><text:span text:style-name="T2"><text:s/>F </text:span><text:s/><text:span text:style-name="T2"><text:s/>F </text:span><text:s/><text:span text:style-name="T2"><text:s/>F </text:span><text:s/><text:span text:style-name="T2"><text:s/>F </text:span><text:s/><text:span text:style-name="T13"><text:s/>B </text:span><text:s/><text:span text:style-name="T4"><text:s/>D </text:span><text:s/><text:span text:style-name="T4"><text:s/>D </text:span><text:s/><text:span text:style-name="T13"><text:s/>B </text:span><text:s/><text:span text:style-name="T11"><text:s/>L </text:span><text:s/><text:span text:style-name="T11"><text:s/>L </text:span><text:s/><text:span text:style-name="T8"><text:s/>M </text:span><text:s/><text:span text:style-name="T13"><text:s/>B </text:span><text:s/><text:span text:style-name="T13"><text:s/>B </text:span><text:s/><text:span text:style-name="T6"><text:s/>P </text:span><text:s/><text:span text:style-name="T6"><text:s/>P </text:span><text:s/><text:span text:style-name="T4"><text:s/>D </text:span><text:s/><text:span text:style-name="T13"><text:s/>B </text:span><text:s text:c="2"/>E <text:s text:c="2"/><text:line-break/>E <text:s/><text:span text:style-name="T8"><text:s/>M </text:span><text:s/><text:span text:style-name="T11"><text:s/>L </text:span><text:s/><text:span text:style-name="T8"><text:s/>M </text:span><text:s/><text:span text:style-name="T4"><text:s/>D </text:span><text:s/><text:span text:style-name="T2"><text:s/>F </text:span><text:s/><text:span text:style-name="T14"><text:s/>S </text:span><text:s/><text:span text:style-name="T11"><text:s/>L </text:span><text:s/><text:span text:style-name="T2"><text:s/>F </text:span><text:s/><text:span text:style-name="T11"><text:s/>L </text:span><text:s/><text:span text:style-name="T2"><text:s/>F </text:span><text:s/><text:span text:style-name="T14"><text:s/>S </text:span><text:s/><text:span text:style-name="T8"><text:s/>M </text:span><text:s/><text:span text:style-name="T13"><text:s/>B </text:span><text:s/><text:span text:style-name="T13"><text:s/>B </text:span><text:s/><text:span text:style-name="T2"><text:s/>F </text:span><text:s/><text:span text:style-name="T6"><text:s/>P </text:span><text:s/><text:span text:style-name="T4"><text:s/>D </text:span><text:s text:c="2"/>E <text:s text:c="2"/><text:line-break/> <text:s/>E <text:s/><text:span text:style-name="T8"><text:s/>M </text:span><text:s/><text:span text:style-name="T6"><text:s/>P </text:span><text:s/><text:span text:style-name="T13"><text:s/>B </text:span><text:s/><text:span text:style-name="T8"><text:s/>M </text:span><text:s/><text:span text:style-name="T11"><text:s/>L </text:span><text:s/><text:span text:style-name="T11"><text:s/>L </text:span><text:s/><text:span text:style-name="T13"><text:s/>B </text:span><text:s/><text:span text:style-name="T14"><text:s/>S </text:span><text:s/><text:span text:style-name="T11"><text:s/>L </text:span><text:s/><text:span text:style-name="T4"><text:s/>D </text:span><text:s/><text:span text:style-name="T13"><text:s/>B </text:span><text:s/><text:span text:style-name="T2"><text:s/>F </text:span><text:s/><text:span text:style-name="T2"><text:s/>F </text:span><text:s/><text:span text:style-name="T4"><text:s/>D </text:span><text:s/><text:span text:style-name="T4"><text:s/>D </text:span><text:s/><text:span text:style-name="T13"><text:s/>B </text:span><text:s/><text:span text:style-name="T14"><text:s/>S </text:span><text:s text:c="2"/>E <text:s text:c="2"/><text:line-break/>E <text:s text:c="2"/>E <text:s text:c="2"/>E <text:s text:c="2"/>E <text:s text:c="2"/>E <text:s text:c="2"/>E <text:s text:c="2"/>E <text:s text:c="2"/>E <text:s text:c="2"/>E <text:s text:c="2"/>E <text:s text:c="2"/>E <text:s text:c="2"/>E <text:s text:c="2"/>E <text:s text:c="2"/>E <text:s text:c="2"/>E <text:s text:c="2"/>E <text:s text:c="2"/>E <text:s text:c="2"/>E <text:s text:c="2"/>E <text:s text:c="2"/><text:line-break/> <text:s/>E <text:s text:c="2"/>E <text:s text:c="2"/>E <text:s text:c="2"/>E <text:s text:c="2"/>E <text:s text:c="2"/>E <text:s text:c="2"/>E <text:s text:c="2"/>E <text:s text:c="2"/>E <text:s text:c="2"/>E <text:s text:c="2"/>E <text:s text:c="2"/>E <text:s text:c="2"/>E <text:s text:c="2"/>E <text:s text:c="2"/>E <text:s text:c="2"/>E <text:s text:c="2"/>E <text:s text:c="2"/>E <text:s text:c="2"/>E <text:s text:c="2"/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2-28T23:07:31.369000000</dc:date>
    <meta:editing-duration>PT1H3M43S</meta:editing-duration>
    <meta:editing-cycles>2</meta:editing-cycles>
    <meta:generator>LibreOffice/5.0.4.2$Windows_x86 LibreOffice_project/2b9802c1994aa0b7dc6079e128979269cf95bc78</meta:generator>
    <meta:document-statistic meta:table-count="0" meta:image-count="0" meta:object-count="0" meta:page-count="1" meta:paragraph-count="1" meta:word-count="646" meta:character-count="2652" meta:non-whitespace-character-count="646"/>
  </office:meta>
</office:document-meta>
</file>